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color="#073763" loext:opacity="100%"/>
    </style:style>
    <style:style style:name="P4" style:family="paragraph" style:parent-style-name="Heading_20_1" style:master-page-name="Standard">
      <style:paragraph-properties fo:margin-top="0.139in" fo:margin-bottom="0in" style:contextual-spacing="false" fo:line-height="100%" fo:text-align="center" style:justify-single-word="false" style:page-number="1"/>
    </style:style>
    <style:style style:name="P5" style:family="paragraph" style:parent-style-name="Heading_20_1">
      <style:paragraph-properties fo:margin-top="0.139in" fo:margin-bottom="0in" style:contextual-spacing="false" fo:line-height="100%" fo:text-align="center" style:justify-single-word="false" fo:break-before="page"/>
    </style:style>
    <style:style style:name="P6" style:family="paragraph" style:parent-style-name="Heading_20_2">
      <style:paragraph-properties fo:margin-top="0in" fo:margin-bottom="0in" style:contextual-spacing="false" fo:line-height="100%" fo:text-align="start" style:justify-single-word="false"/>
    </style:style>
    <style:style style:name="P7" style:family="paragraph" style:parent-style-name="Heading_20_2">
      <style:paragraph-properties fo:margin-top="0in" fo:margin-bottom="0in" style:contextual-spacing="false" fo:line-height="100%" fo:text-align="start" style:justify-single-word="false" fo:break-before="column"/>
    </style:style>
    <style:style style:name="P8" style:family="paragraph" style:parent-style-name="Heading_20_3">
      <style:paragraph-properties fo:margin-top="0.139in" fo:margin-bottom="0in" style:contextual-spacing="false" fo:line-height="100%" fo:text-align="start" style:justify-single-word="false"/>
    </style:style>
    <style:style style:name="P9" style:family="paragraph" style:parent-style-name="Heading_20_3">
      <style:paragraph-properties fo:margin-top="0.139in" fo:margin-bottom="0in" style:contextual-spacing="false" fo:line-height="100%" fo:text-align="start" style:justify-single-word="false" fo:break-before="column"/>
    </style:style>
    <style:style style:name="P10" style:family="paragraph" style:parent-style-name="Heading_20_4">
      <style:paragraph-properties fo:margin-top="0in" fo:margin-bottom="0in" style:contextual-spacing="false" fo:line-height="100%" fo:text-align="start" style:justify-single-word="false"/>
    </style:style>
    <style:style style:name="P11" style:family="paragraph" style:parent-style-name="LO-normal" style:list-style-name="Exalt_20_Dot">
      <style:paragraph-properties fo:line-height="100%" fo:text-align="start" style:justify-single-word="false"/>
    </style:style>
    <style:style style:name="P12" style:family="paragraph" style:parent-style-name="LO-normal" style:list-style-name="Exalt_20_Dot">
      <style:paragraph-properties fo:margin-top="0in" fo:margin-bottom="0in" style:contextual-spacing="false" fo:line-height="100%" fo:text-align="start" style:justify-single-word="false"/>
    </style:style>
    <style:style style:name="P13" style:family="paragraph" style:parent-style-name="LO-normal">
      <style:paragraph-properties fo:margin-top="0in" fo:margin-bottom="0in" style:contextual-spacing="false" fo:line-height="100%" fo:text-align="start" style:justify-single-word="false"/>
    </style:style>
    <style:style style:name="P14" style:family="paragraph" style:parent-style-name="LO-normal">
      <style:paragraph-properties fo:margin-top="0in" fo:margin-bottom="0.0835in" style:contextual-spacing="false" fo:line-height="100%" fo:text-align="start" style:justify-single-word="false"/>
    </style:style>
    <style:style style:name="P15" style:family="paragraph" style:parent-style-name="LO-normal" style:list-style-name="Exalt_20_Dot">
      <style:paragraph-properties fo:margin-top="0in" fo:margin-bottom="0.0835in" style:contextual-spacing="false" fo:line-height="100%" fo:text-align="start" style:justify-single-word="false"/>
    </style:style>
    <style:style style:name="P16" style:family="paragraph" style:parent-style-name="LO-normal" style:list-style-name="">
      <style:paragraph-properties fo:margin-left="0.5in" fo:margin-right="0in" fo:line-height="100%" fo:text-align="start" style:justify-single-word="false" fo:text-indent="0in" style:auto-text-indent="false" fo:break-before="column"/>
      <style:text-properties fo:color="#000000" loext:opacity="100%" style:font-name="Spectral" fo:font-size="9pt" fo:font-weight="bold" style:font-name-asian="Spectral1" style:font-size-asian="9pt" style:font-weight-asian="bold" style:font-name-complex="Spectral1" style:font-size-complex="9pt"/>
    </style:style>
    <style:style style:name="P17" style:family="paragraph" style:parent-style-name="LO-normal">
      <style:paragraph-properties fo:margin-top="0in" fo:margin-bottom="0.0693in" style:contextual-spacing="false" fo:line-height="100%" fo:text-align="start" style:justify-single-word="false"/>
    </style:style>
    <style:style style:name="T1" style:family="text">
      <style:text-properties fo:color="#073763" loext:opacity="100%"/>
    </style:style>
    <style:style style:name="T2" style:family="text">
      <style:text-properties fo:font-size="9pt" fo:font-weight="bold" style:font-name-asian="Spectral1" style:font-size-asian="9pt" style:font-weight-asian="bold" style:font-name-complex="Spectral1" style:font-size-complex="9pt"/>
    </style:style>
    <style:style style:name="T3" style:family="text">
      <style:text-properties fo:font-size="9pt" style:font-name-asian="Spectral1" style:font-size-asian="9pt" style:font-name-complex="Spectral1" style:font-size-complex="9pt"/>
    </style:style>
    <style:style style:name="T4" style:family="text">
      <style:text-properties fo:font-size="9pt" officeooo:rsid="00123b07" style:font-name-asian="Spectral1" style:font-size-asian="9pt" style:font-name-complex="Spectral1" style:font-size-complex="9pt"/>
    </style:style>
    <style:style style:name="T5" style:family="text">
      <style:text-properties fo:font-size="9pt" fo:font-style="italic" style:font-name-asian="Spectral1" style:font-size-asian="9pt" style:font-style-asian="italic" style:font-name-complex="Spectral1" style:font-size-complex="9pt"/>
    </style:style>
    <style:style style:name="T6" style:family="text">
      <style:text-properties fo:font-size="9pt" style:text-underline-style="solid" style:text-underline-width="auto" style:text-underline-color="font-color" style:font-name-asian="Spectral1" style:font-size-asian="9pt" style:font-name-complex="Spectral1" style:font-size-complex="9pt"/>
    </style:style>
    <style:style style:name="T7" style:family="text">
      <style:text-properties style:font-name-asian="Spectral1" style:font-name-complex="Spectral1"/>
    </style:style>
    <style:style style:name="T8" style:family="text">
      <style:text-properties officeooo:rsid="00123b07" style:font-name-asian="Spectral1" style:font-name-complex="Spectral1"/>
    </style:style>
    <style:style style:name="T9" style:family="text">
      <style:text-properties fo:color="#3d85c6" loext:opacity="100%"/>
    </style:style>
    <style:style style:name="T10" style:family="text">
      <style:text-properties fo:color="#3d85c6" loext:opacity="100%" style:font-name="Spectral" style:font-name-asian="Spectral1" style:font-name-complex="Spectral1"/>
    </style:style>
    <style:style style:name="T11" style:family="text">
      <style:text-properties fo:color="#3d85c6" loext:opacity="100%" fo:font-size="13pt" style:font-size-asian="13pt" style:font-size-complex="13pt"/>
    </style:style>
    <style:style style:name="T12" style:family="text">
      <style:text-properties fo:font-weight="bold" style:font-name-asian="Spectral1" style:font-weight-asian="bold" style:font-name-complex="Spectral1"/>
    </style:style>
    <style:style style:name="T13" style:family="text">
      <style:text-properties officeooo:rsid="00123b07"/>
    </style:style>
    <style:style style:name="T14" style:family="text">
      <style:text-properties style:use-window-font-color="true" loext:opacity="0%" style:font-name="Spectral" fo:font-size="10pt" fo:language="en" fo:country="none" officeooo:rsid="00123b07" style:letter-kerning="false" style:font-name-asian="Spectral1" style:font-size-asian="10pt" style:language-asian="zh" style:country-asian="CN" style:font-name-complex="Spectral1" style:font-size-complex="10pt" style:language-complex="hi" style:country-complex="IN"/>
    </style:style>
    <style:style style:name="Sect1" style:family="section">
      <style:section-properties style:writing-mode="lr-tb" style:editable="false">
        <style:columns fo:column-count="3">
          <style:column style:rel-width="21845*" fo:start-indent="0in" fo:end-indent="0.0992in"/>
          <style:column style:rel-width="21845*" fo:start-indent="0.0992in" fo:end-indent="0.0992in"/>
          <style:column style:rel-width="21845*" fo:start-indent="0.0992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3">
          <style:column style:rel-width="21845*" fo:start-indent="0in" fo:end-indent="0.0992in"/>
          <style:column style:rel-width="21845*" fo:start-indent="0.0992in" fo:end-indent="0.0992in"/>
          <style:column style:rel-width="21845*" fo:start-indent="0.0992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1">General</text:span></text:h>
      <text:section text:style-name="Sect1" text:name="TextSection">
        <text:h text:style-name="P6" text:outline-level="2">Dice Pools</text:h>
        <text:list xml:id="list57249185" text:style-name="Exalt_20_Dot">
          <text:list-item>
            <text:p text:style-name="P12"><text:span text:style-name="T2">#Successes = </text:span><text:span text:style-name="T3">[Att+Ability] xd10 &gt; 7</text:span></text:p>
            <text:list>
              <text:list-item>
                <text:p text:style-name="P12"><text:span text:style-name="T3">10’s are double.</text:span></text:p>
              </text:list-item>
            </text:list>
          </text:list-item>
          <text:list-item>
            <text:p text:style-name="P12"><text:span text:style-name="T3">#Successes &gt;= </text:span><text:span text:style-name="T2">Difficulty of Action</text:span></text:p>
          </text:list-item>
          <text:list-item>
            <text:p text:style-name="P12"><text:span text:style-name="T3">On a failure, may choose to </text:span><text:span text:style-name="T2">Botch,</text:span><text:span text:style-name="T3"> gaining a </text:span><text:span text:style-name="T2">Strife Point.</text:span></text:p>
          </text:list-item>
          <text:list-item>
            <text:p text:style-name="P15"><text:span text:style-name="T2">Botching</text:span><text:span text:style-name="T3"> is when either the </text:span><text:span text:style-name="T2">Great Curse</text:span><text:span text:style-name="T3">, extreme failure, or happenstance causes your character to fail </text:span><text:span text:style-name="T5">spectacularly</text:span><text:span text:style-name="T3"> at their action.</text:span></text:p>
          </text:list-item>
        </text:list>
        <text:h text:style-name="P6" text:outline-level="2">Stunting</text:h>
        <text:p text:style-name="P14"><text:span text:style-name="T3">+2 Dice to an action (or +1 to Static Value).</text:span></text:p>
        <text:p text:style-name="P14"><text:span text:style-name="T3">May be transferred to other characters in assistance.</text:span></text:p>
        <text:h text:style-name="P6" text:outline-level="2">Specialities</text:h>
        <text:p text:style-name="P14"><text:span text:style-name="T7">+1 Dice when acting in that Speciality.</text:span></text:p>
        <text:h text:style-name="P6" text:outline-level="2">Drawback</text:h>
        <text:p text:style-name="P14"><text:span text:style-name="T3">After rolling, take a Drawback to gain +2 in exchange for a Price, such as:</text:span></text:p>
        <text:list xml:id="list192508156845971" text:continue-numbering="true" text:style-name="Exalt_20_Dot">
          <text:list-item>
            <text:p text:style-name="P12"><text:span text:style-name="T3">Gain Limit</text:span></text:p>
          </text:list-item>
          <text:list-item>
            <text:p text:style-name="P12"><text:span text:style-name="T3">Wound/Exhaustion</text:span></text:p>
          </text:list-item>
          <text:list-item>
            <text:p text:style-name="P15"><text:span text:style-name="T3">Scene Turns Sour</text:span></text:p>
          </text:list-item>
        </text:list>
        <text:h text:style-name="P6" text:outline-level="2">Motes and Anima</text:h>
        <text:p text:style-name="P14"><text:span text:style-name="T2">Personal Motes </text:span><text:span text:style-name="T3">do not cause Anima Flare, but only fully regain after a full night’s rest.</text:span></text:p>
        <text:p text:style-name="P14"><text:span text:style-name="T2">Peripheral Motes</text:span><text:span text:style-name="T3"> automatically refill at the beginning of each scene. </text:span></text:p>
        <text:p text:style-name="P14"><text:span text:style-name="T3">Using a set amount of peripheral motes in </text:span><text:span text:style-name="T5">a single action</text:span><text:span text:style-name="T3"> will raise your anima to the following:</text:span></text:p>
        <text:list xml:id="list192509015106060" text:continue-numbering="true" text:style-name="Exalt_20_Dot">
          <text:list-item>
            <text:p text:style-name="P12"><text:span text:style-name="T3">(1-4) <text:tab/>Glowing</text:span></text:p>
          </text:list-item>
          <text:list-item>
            <text:p text:style-name="P12"><text:span text:style-name="T3">(5-9) <text:tab/>Burning</text:span></text:p>
          </text:list-item>
          <text:list-item>
            <text:p text:style-name="P15"><text:span text:style-name="T3">(10+)<text:tab/>Totemic</text:span></text:p>
          </text:list-item>
        </text:list>
        <text:p text:style-name="P14"><text:span text:style-name="T3">It takes 15 minutes to go down each level.</text:span></text:p>
        <text:h text:style-name="P6" text:outline-level="2">Strifes</text:h>
        <text:p text:style-name="P14"><text:span text:style-name="T3">By using a Strife point, a character may:</text:span></text:p>
        <text:list xml:id="list192510005213804" text:continue-numbering="true" text:style-name="Exalt_20_Dot">
          <text:list-item>
            <text:p text:style-name="P12"><text:span text:style-name="T3">Use Exalt/Caste Expression</text:span></text:p>
          </text:list-item>
          <text:list-item>
            <text:p text:style-name="P12"><text:span text:style-name="T3">Use Caste Expression</text:span></text:p>
          </text:list-item>
          <text:list-item>
            <text:p text:style-name="P15"><text:span text:style-name="T3">Turn the Scene in their Favor</text:span></text:p>
          </text:list-item>
        </text:list>
        <text:h text:style-name="P6" text:outline-level="2"/>
        <text:h text:style-name="P7" text:outline-level="2">Social Influence</text:h>
        <text:p text:style-name="P14"><text:span text:style-name="T2">Intimacy</text:span><text:span text:style-name="T3">: A character trait representing above-average emotions/feelings of a subject. +2 Resolve defense.<text:line-break/></text:span><text:span text:style-name="T2">Defining Intimacies</text:span><text:span text:style-name="T3"> cannot be influenced.</text:span></text:p>
        <text:h text:style-name="P8" text:outline-level="3"><text:span text:style-name="T9">Social Actions</text:span></text:h>
        <text:h text:style-name="P10" text:outline-level="4"><text:span text:style-name="T10">Perform Task </text:span></text:h>
        <text:p text:style-name="P14"><text:span text:style-name="T3">(Action Roll vs. Resolve)</text:span></text:p>
        <text:list xml:id="list192508596371621" text:continue-numbering="true" text:style-name="Exalt_20_Dot">
          <text:list-item>
            <text:p text:style-name="P12"><text:span text:style-name="T2">Serious </text:span><text:span text:style-name="T3">Tasks require leveraging an Intimacy.</text:span></text:p>
          </text:list-item>
          <text:list-item>
            <text:p text:style-name="P15"><text:span text:style-name="T2">Life-Changing</text:span><text:span text:style-name="T3"> tasks require leveraging a Defining Intimacy.</text:span></text:p>
          </text:list-item>
        </text:list>
        <text:h text:style-name="P10" text:outline-level="4"><text:span text:style-name="T10">Influence Intimacy</text:span></text:h>
        <text:p text:style-name="P14"><text:span text:style-name="T3">(Action Roll vs. Resolve)</text:span></text:p>
        <text:p text:style-name="P14"><text:span text:style-name="T3">Use an existing Intimacy to suppress a different Intimacy, or create a new one. May also target raw emotions for more unpredictable results.</text:span></text:p>
        <text:h text:style-name="P10" text:outline-level="4"><text:span text:style-name="T10">Read Intentions</text:span></text:h>
        <text:p text:style-name="P14"><text:span text:style-name="T3">(Insight Roll vs. Guile)</text:span></text:p>
        <text:p text:style-name="P14"><text:span text:style-name="T3">May ask a question about the character’s actions. The Storyteller must answer truthfully. For every (+2) threshold success, may ask another.</text:span></text:p>
        <text:h text:style-name="P10" text:outline-level="4"><text:span text:style-name="T10">Discover Intimacy</text:span></text:h>
        <text:p text:style-name="P14"><text:span text:style-name="T3">(Insight Roll vs. Guile)</text:span></text:p>
        <text:p text:style-name="P14"><text:span text:style-name="T3">Must state a set of actions or behaviours they are analyzing.</text:span></text:p>
        <text:h text:style-name="P6" text:outline-level="2">Encounter Scenes</text:h>
        <text:p text:style-name="P14"><text:span text:style-name="T3">The task is divided into several Key Issues that must be individually addressed with a certain amount of </text:span><text:span text:style-name="T5">Influence Points</text:span><text:span text:style-name="T3"> backing the character.</text:span></text:p>
        <text:list xml:id="list192509246149165" text:continue-numbering="true" text:style-name="Exalt_20_Dot">
          <text:list-item>
            <text:p text:style-name="P12"><text:span text:style-name="T3">5 - Simple Issue</text:span></text:p>
          </text:list-item>
          <text:list-item>
            <text:p text:style-name="P12"><text:span text:style-name="T3">10 - Moderate Issue</text:span></text:p>
          </text:list-item>
          <text:list-item>
            <text:p text:style-name="P15"><text:span text:style-name="T3">15 - Complex Issue</text:span></text:p>
          </text:list-item>
        </text:list>
        <text:p text:style-name="P14"><text:span text:style-name="T3">[[Being Reworked]]</text:span></text:p>
        <text:h text:style-name="P6" text:outline-level="2"/>
        <text:h text:style-name="P7" text:outline-level="2">Projects</text:h>
        <text:p text:style-name="P14"><text:span text:style-name="T3">During play, you are awarded Project Resources, and Defining Resources, in accordance to player actions. While similar to XP, it represents material, social, and strategic resources they gather in their travels.</text:span></text:p>
        <text:p text:style-name="P14"><text:span text:style-name="T3">Depending on the ability used, you may do such actions as:</text:span></text:p>
        <text:list xml:id="list192509533851956" text:continue-numbering="true" text:style-name="Exalt_20_Dot">
          <text:list-item>
            <text:p text:style-name="P12"><text:span text:style-name="T3">Build a village</text:span></text:p>
          </text:list-item>
          <text:list-item>
            <text:p text:style-name="P12"><text:span text:style-name="T3">Amass an army</text:span></text:p>
          </text:list-item>
          <text:list-item>
            <text:p text:style-name="P12"><text:span text:style-name="T3">Create a spy network</text:span></text:p>
          </text:list-item>
          <text:list-item>
            <text:p text:style-name="P12"><text:span text:style-name="T3">Generate Wealth</text:span></text:p>
          </text:list-item>
          <text:list-item>
            <text:p text:style-name="P12"><text:span text:style-name="T3">Create/upgrade an artifact</text:span></text:p>
          </text:list-item>
          <text:list-item>
            <text:p text:style-name="P12"><text:span text:style-name="T3">Raise a manse</text:span></text:p>
          </text:list-item>
          <text:list-item>
            <text:p text:style-name="P15"><text:span text:style-name="T3">Do Mad Sorcery to gain mutations.</text:span></text:p>
          </text:list-item>
        </text:list>
        <text:h text:style-name="P8" text:outline-level="3"><text:span text:style-name="T9">Scale</text:span></text:h>
        <text:p text:style-name="P14"><text:span text:style-name="T3">The </text:span><text:span text:style-name="T2">Scale</text:span><text:span text:style-name="T3"> of a Project increases the Resources required for it, as well as the number of </text:span><text:span text:style-name="T2">Challenge Rolls</text:span><text:span text:style-name="T3"> that can create problems during your project.</text:span></text:p>
        <text:h text:style-name="P8" text:outline-level="3"><text:span text:style-name="T11">Challenge Roll: 1d10</text:span></text:h>
        <text:list xml:id="list192508854759528" text:continue-numbering="true" text:style-name="Exalt_20_Dot">
          <text:list-item>
            <text:p text:style-name="P12"><text:span text:style-name="T7">10 <text:s text:c="2"/>: Critical Success</text:span></text:p>
          </text:list-item>
          <text:list-item>
            <text:p text:style-name="P12"><text:span text:style-name="T7">7-9 : Success</text:span></text:p>
          </text:list-item>
          <text:list-item>
            <text:p text:style-name="P12"><text:span text:style-name="T7">4-6 : Oddity Develops</text:span></text:p>
          </text:list-item>
          <text:list-item>
            <text:p text:style-name="P12"><text:span text:style-name="T7">2-3 : Minor Problem</text:span></text:p>
          </text:list-item>
          <text:list-item>
            <text:p text:style-name="P15"><text:span text:style-name="T7">1 <text:s text:c="4"/>: Major Problem</text:span></text:p>
          </text:list-item>
        </text:list>
      </text:section>
      <text:section text:style-name="Sect2" text:name="Section1">
        <text:p text:style-name="P3"/>
        <text:h text:style-name="P5" text:outline-level="1"><text:span text:style-name="T1">Combat</text:span></text:h>
      </text:section>
      <text:section text:style-name="Sect3" text:name="Section2">
        <text:h text:style-name="P8" text:outline-level="3"><text:span text:style-name="T9">Rounds</text:span></text:h>
        <text:p text:style-name="P14"><text:span text:style-name="T7">May take 1 </text:span><text:span text:style-name="T14">Action, but any number of Free Actions.</text:span></text:p>
        <text:h text:style-name="P8" text:outline-level="3"><text:span text:style-name="T9">Combat Start</text:span></text:h>
        <text:p text:style-name="P14"><text:span text:style-name="T12">Order: </text:span><text:span text:style-name="T7">1d10 + </text:span><text:span text:style-name="T3">Initiative</text:span></text:p>
        <text:p text:style-name="P14"><text:span text:style-name="T3">Start with </text:span><text:span text:style-name="T4">(Initiative)</text:span><text:span text:style-name="T3"> Impulse, unless in a surprise round.</text:span></text:p>
        <text:h text:style-name="P8" text:outline-level="3"><text:span text:style-name="T9">Attack </text:span></text:h>
        <text:p text:style-name="P14"><text:span text:style-name="T7">Endurance lost is:<text:line-break/>[Attack Roll] + Base Damage - DV</text:span></text:p>
        <text:p text:style-name="P14"><text:span text:style-name="T7">Miss if [Attack Roll] is 0, or if the total damage calculated is 0 or less.</text:span></text:p>
        <text:h text:style-name="P8" text:outline-level="3"><text:span text:style-name="T9">Defense</text:span></text:h>
        <text:p text:style-name="P14"><text:span text:style-name="T7">DV is the highest of </text:span><text:span text:style-name="T12">Evasion</text:span><text:span text:style-name="T7"> or </text:span><text:span text:style-name="T12">Soak</text:span><text:span text:style-name="T7">. Some attacks may bypass or target an alternate defense, such as Resolve.</text:span></text:p>
        <text:h text:style-name="P8" text:outline-level="3"><text:span text:style-name="T9">Situational Defense</text:span></text:h>
        <text:p text:style-name="P14"><text:span text:style-name="T12">Partial Defense:</text:span><text:span text:style-name="T7"><text:line-break/>+3 DV to all Defense values. (or -3 success penalty to attacker)</text:span></text:p>
        <text:p text:style-name="P14"><text:span text:style-name="T12">Full Defense:</text:span><text:span text:style-name="T7"><text:line-break/>Cannot be attacked while defense is active.</text:span></text:p>
        <text:h text:style-name="P8" text:outline-level="3"><text:span text:style-name="T9">Range</text:span></text:h>
        <text:p text:style-name="P14"><text:span text:style-name="T3">Range is a situational defense, providing Partial or Full Defenses depending on range.</text:span></text:p>
        <text:p text:style-name="P14"><text:span text:style-name="T3">Range bands are relative between characters, and can only be changed by </text:span><text:span text:style-name="T2">Move Action</text:span><text:span text:style-name="T3">.</text:span></text:p>
        <text:p text:style-name="P14"><text:span text:style-name="T2">Range Bands: </text:span></text:p>
        <text:p text:style-name="P13"><text:span text:style-name="T3">1x Close</text:span></text:p>
        <text:p text:style-name="P13"><text:span text:style-name="T3">1x Short</text:span></text:p>
        <text:p text:style-name="P13"><text:span text:style-name="T3">2x Medium</text:span></text:p>
        <text:p text:style-name="P13"><text:span text:style-name="T3">3x Long</text:span></text:p>
        <text:p text:style-name="P14"><text:span text:style-name="T3">1x Far</text:span></text:p>
        <text:p text:style-name="P14"><text:span text:style-name="T2">Melee/Brawl</text:span><text:span text:style-name="T3"> </text:span><text:span text:style-name="T2">Range Success Penalty<text:line-break/></text:span><text:span text:style-name="T3">Close (0), Short (-3), Medium+ (N/A)</text:span></text:p>
        <text:p text:style-name="P14"><text:span text:style-name="T2">Archery/Thrown</text:span><text:span text:style-name="T3"> </text:span><text:span text:style-name="T2">Range Success Penalty</text:span><text:span text:style-name="T3"><text:line-break/>Close (-3), Short (0), <text:line-break/>Medium (-3), Long+ (N/A).<text:line-break/>May take an </text:span><text:span text:style-name="T2">Aim</text:span><text:span text:style-name="T3"> Action to remove Medium Penalty.</text:span></text:p>
        <text:h text:style-name="P9" text:outline-level="3"><text:span text:style-name="T9">Primary Actions</text:span></text:h>
        <text:list xml:id="list192509458901025" text:continue-numbering="true" text:style-name="Exalt_20_Dot">
          <text:list-item>
            <text:p text:style-name="P15"><text:span text:style-name="T2">Standard Attack</text:span><text:span text:style-name="T3">: 0 Impulse.<text:line-break/>Use an Attack on one target<text:line-break/></text:span><text:span text:style-name="T5">Push the Attack:</text:span><text:span text:style-name="T3"><text:line-break/><text:tab/>2 Impulse per +1 dmg </text:span></text:p>
          </text:list-item>
          <text:list-item>
            <text:p text:style-name="P15"><text:span text:style-name="T2">Flurry:</text:span><text:span text:style-name="T3"> 1 Impulse per Target<text:line-break/>Use an Attack on multiple targets.<text:line-break/>Only roll once, apply to all. </text:span><text:span text:style-name="T6">Base Damage does not apply.</text:span></text:p>
          </text:list-item>
          <text:list-item>
            <text:p text:style-name="P15"><text:span text:style-name="T2">Gain Advantage: --</text:span><text:span text:style-name="T3"><text:line-break/>Advance your status on the battlefield. Ability roll, gaining (#successes) as Impulse.</text:span></text:p>
          </text:list-item>
          <text:list-item>
            <text:p text:style-name="P15"><text:span text:style-name="T2">Distract: </text:span><text:span text:style-name="T3">2 Impulse</text:span><text:span text:style-name="T2"><text:line-break/></text:span><text:span text:style-name="T3">Perform an Ability Roll vs. Resolve. The target loses (Threshold Successes) Impulse</text:span></text:p>
          </text:list-item>
          <text:list-item>
            <text:p text:style-name="P15"><text:span text:style-name="T2">Grapple:</text:span><text:span text:style-name="T3"> 2 Impulse</text:span><text:span text:style-name="T2"><text:line-break/></text:span><text:span text:style-name="T3">Make an (Dex + Brawl) against a target’s </text:span><text:span text:style-name="T2">Evasion </text:span><text:span text:style-name="T3">in Close Range. For 1 Action, and an additional action per ½ Threshold Success, the target becomes grappled.</text:span></text:p>
          </text:list-item>
        </text:list>
        <text:h text:style-name="P8" text:outline-level="3"><text:span text:style-name="T9">Secondary Actions</text:span></text:h>
        <text:list xml:id="list192509266482835" text:continue-numbering="true" text:style-name="Exalt_20_Dot">
          <text:list-item>
            <text:p text:style-name="P11"><text:span text:style-name="T2">Recover</text:span><text:span text:style-name="T3">: <text:line-break/>Gain (Essence) Impulse, or (Essence)x2 in Peripheral Motes, or a split combination of the two.</text:span></text:p>
          </text:list-item>
          <text:list-item>
            <text:p text:style-name="P11"><text:span text:style-name="T2">Move: </text:span><text:span text:style-name="T3">0 Impulse<text:line-break/>Move one Range Band<text:line-break/></text:span><text:span text:style-name="T5">Rush: +1 Impulse, -1DV<text:line-break/><text:tab/></text:span><text:span text:style-name="T3">Move an additional Band.</text:span></text:p>
          </text:list-item>
          <text:list-item>
            <text:p text:style-name="P11"><text:span text:style-name="T2">Change Initiative:</text:span><text:span text:style-name="T3"> (X) Impulse<text:line-break/>+1 Initiative per 1 Impulse<text:line-break/>0 Impulse to drop Initiative.</text:span></text:p>
          </text:list-item>
          <text:list-item>
            <text:p text:style-name="P11"><text:span text:style-name="T2">Aim:</text:span><text:span text:style-name="T3"> 1 Impulse<text:line-break/>Remove (Partial Defense) <text:s/>caused by Range. Cannot be applied to Close Range.</text:span></text:p>
          </text:list-item>
          <text:list-item>
            <text:p text:style-name="P15"><text:span text:style-name="T2">Defend Other: </text:span><text:span text:style-name="T3">1 Impulse<text:line-break/>Guard another with Soak DV. Must be within Short Range.</text:span></text:p>
          </text:list-item>
          <text:list-item>
            <text:p text:style-name="P15"><text:span text:style-name="T2">Dive For Cover: </text:span><text:span text:style-name="T3">2 Impulse<text:line-break/>Take Cover, gaining either Partial or Full Defense depending on the terrain.</text:span></text:p>
          </text:list-item>
        </text:list>
        <text:p text:style-name="P16"/>
        <text:p text:style-name="P1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139in" style:contextual-spacing="false" fo:line-height="115%"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1T19:25:07.943000000</dc:date>
    <meta:editing-cycles>7</meta:editing-cycles>
    <meta:editing-duration>PT7H17M6S</meta:editing-duration>
    <meta:generator>LibreOffice/7.0.3.1$Windows_X86_64 LibreOffice_project/d7547858d014d4cf69878db179d326fc3483e082</meta:generator>
    <dc:creator>Samuel Smith</dc:creator>
    <meta:document-statistic meta:table-count="0" meta:image-count="0" meta:object-count="0" meta:page-count="2" meta:paragraph-count="112" meta:word-count="861" meta:character-count="4974" meta:non-whitespace-character-count="4249"/>
  </office:meta>
</office:document-meta>
</file>